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27cm" fo:min-width="12.073cm"/>
    </style:style>
    <style:style style:name="gr2" style:family="graphic" style:parent-style-name="standard">
      <style:graphic-properties draw:stroke="none" svg:stroke-color="#000000" draw:fill="none" draw:fill-color="#ffffff" fo:min-height="0.849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2.421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4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9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1.15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789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1.405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47cm" fo:min-width="0.008cm"/>
    </style:style>
    <style:style style:name="gr23" style:family="graphic" style:parent-style-name="objectwithoutfill">
      <style:graphic-properties draw:marker-start="Reversed_20_Arrow" draw:marker-end="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objectwithoutfill">
      <style:graphic-properties draw:marker-start="Reversed_20_Arrow" draw:marker-end="Arrow" draw:marker-end-width="0.3cm" draw:fill="none" draw:textarea-vertical-align="middle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0pt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end"/>
      <style:text-properties fo:font-size="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2pt" fo:font-style="italic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0.777cm" svg:x="6.334cm" svg:y="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699cm" svg:height="1.099cm" svg:x="10.525cm" svg:y="4.175cm">
          <draw:text-box>
            <text:p>FPGA <text:span text:style-name="T1">10M08</text:span></text:p>
          </draw:text-box>
        </draw:frame>
        <draw:custom-shape draw:style-name="gr3" draw:text-style-name="P1" xml:id="id8" draw:id="id8" draw:layer="layout" svg:width="3.683cm" svg:height="2.032cm" svg:x="21.447cm" svg:y="4.937cm">
          <draw:glue-point draw:id="4" svg:x="2.242cm" svg:y="-5cm"/>
          <draw:glue-point draw:id="5" svg:x="-2.584cm" svg:y="-5cm"/>
          <text:p text:style-name="P1">GPS</text:p>
          <text:p text:style-name="P1"><text:span text:style-name="T1">Ublox </text:span><text:span text:style-name="T1">NEO-</text:span><text:span text:style-name="T1">6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683cm" svg:height="2.032cm" svg:x="1.889cm" svg:y="4.683cm">
          <text:p text:style-name="P1">OLED</text:p>
          <text:p text:style-name="P1"><text:span text:style-name="T1">SSD130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17" draw:id="id17" draw:layer="layout" svg:width="2.286cm" svg:height="0.762cm" svg:x="20.812cm" svg:y="3.032cm">
          <text:p text:style-name="P1"><text:span text:style-name="T2">EEPRO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1.778cm" svg:height="0.762cm" svg:x="23.606cm" svg:y="3.032cm">
          <text:p text:style-name="P1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1.524cm" svg:x="10.779cm" svg:y="5.572cm">
          <text:p text:style-name="P1">Soft MCU</text:p>
          <text:p text:style-name="P1"><text:span text:style-name="T1">PicoR</text:span><text:span text:style-name="T1">V3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1.905cm" svg:height="1.524cm" svg:x="7.223cm" svg:y="10.525cm">
          <text:p text:style-name="P1">RAM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1.905cm" svg:height="1.524cm" svg:x="7.223cm" svg:y="12.049cm">
          <text:p text:style-name="P1">RAM</text:p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1.905cm" svg:height="1.524cm" svg:x="7.223cm" svg:y="13.573cm">
          <text:p text:style-name="P1">RAM</text:p>
          <text:p text:style-name="P1"><text:span text:style-name="T2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6" draw:id="id16" draw:layer="layout" svg:width="2.921cm" svg:height="2.032cm" svg:x="15.351cm" svg:y="11.668cm">
          <text:p text:style-name="P1">Regs</text:p>
          <text:p text:style-name="P1"><text:span text:style-name="T3">(misc </text:span><text:span text:style-name="T3">IO/st</text:span><text:span text:style-name="T3">atus</text:span></text:p>
          <text:p text:style-name="P1"><text:span text:style-name="T3">regist</text:span><text:span text:style-name="T3">ers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2.921cm" svg:height="1.143cm" svg:x="15.351cm" svg:y="14.208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2.54cm" svg:height="2.286cm" svg:x="6.588cm" svg:y="7.35cm">
          <text:p text:style-name="P1">SPI</text:p>
          <text:p text:style-name="P1"><text:span text:style-name="T3">(+ </text:span><text:span text:style-name="T3">shared </text:span><text:span text:style-name="T3">1kB</text:span></text:p>
          <text:p text:style-name="P1"><text:span text:style-name="T3">framebu</text:span><text:span text:style-name="T3">ff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2.921cm" svg:height="1.524cm" svg:x="15.351cm" svg:y="7.223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2.921cm" svg:height="2.032cm" svg:x="15.351cm" svg:y="9.255cm">
          <draw:glue-point draw:id="4" svg:x="5.001cm" svg:y="-2.5cm"/>
          <draw:glue-point draw:id="5" svg:x="5.001cm" svg:y="2.5cm"/>
          <text:p text:style-name="P1">PPS</text:p>
          <text:p text:style-name="P1">Counter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139cm" svg:height="1.039cm" svg:x="23.098cm" svg:y="11.414cm">
          <draw:text-box>
            <text:p text:style-name="P4"><text:span text:style-name="T3">Input protection</text:span></text:p>
            <text:p text:style-name="P4"><text:span text:style-name="T3">Level conversion</text:span></text:p>
          </draw:text-box>
        </draw:frame>
        <draw:g>
          <draw:custom-shape draw:style-name="gr13" draw:text-style-name="P1" xml:id="id2" draw:id="id2" draw:layer="layout" svg:width="1.905cm" svg:height="1.27cm" svg:x="4.81cm" svg:y="17.51cm">
            <text:p text:style-name="P1">LDO</text:p>
            <text:p text:style-name="P1"><text:span text:style-name="T1">LP591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xml:id="id1" draw:id="id1" draw:layer="layout" svg:width="1.651cm" svg:height="0.762cm" svg:x="1.762cm" svg:y="17.764cm">
            <text:p text:style-name="P1">USB</text:p>
            <draw:enhanced-geometry svg:viewBox="0 0 21600 21600" draw:type="rectangle" draw:enhanced-path="M 0 0 L 21600 0 21600 21600 0 21600 0 0 Z N"/>
          </draw:custom-shape>
          <draw:connector draw:style-name="gr15" draw:text-style-name="P6" draw:layer="layout" svg:x1="3.413cm" svg:y1="18.145cm" svg:x2="4.81cm" svg:y2="18.145cm" draw:start-shape="id1" draw:start-glue-point="1" draw:end-shape="id2" draw:end-glue-point="3" svg:d="M3413 18145h1397" svg:viewBox="0 0 1398 1">
            <text:p/>
          </draw:connector>
          <draw:frame draw:style-name="gr16" draw:text-style-name="P7" draw:layer="layout" svg:width="1.143cm" svg:height="0.725cm" svg:x="3.413cm" svg:y="17.547cm">
            <draw:text-box>
              <text:p><text:span text:style-name="T2">5V</text:span></text:p>
            </draw:text-box>
          </draw:frame>
          <draw:connector draw:style-name="gr15" draw:text-style-name="P6" draw:layer="layout" svg:x1="6.715cm" svg:y1="18.145cm" svg:x2="8.855cm" svg:y2="18.144cm" draw:start-shape="id2" draw:start-glue-point="1" svg:d="M6715 18145h1320v-1h820" svg:viewBox="0 0 2141 2">
            <text:p/>
          </draw:connector>
          <draw:frame draw:style-name="gr17" draw:text-style-name="P7" draw:layer="layout" svg:width="1.378cm" svg:height="0.725cm" svg:x="6.842cm" svg:y="17.547cm">
            <draw:text-box>
              <text:p text:style-name="P8"><text:span text:style-name="T2">3.3V</text:span></text:p>
            </draw:text-box>
          </draw:frame>
        </draw:g>
        <draw:frame draw:style-name="gr18" draw:text-style-name="P9" draw:layer="layout" svg:width="4.445cm" svg:height="0.645cm" svg:x="7.604cm" svg:y="18.389cm">
          <draw:text-box>
            <text:p><text:span text:style-name="T3">Rest of the system</text:span></text:p>
          </draw:text-box>
        </draw:frame>
        <draw:connector draw:style-name="gr15" draw:text-style-name="P6" draw:layer="layout" svg:x1="6.588cm" svg:y1="8.493cm" svg:x2="3.73cm" svg:y2="6.715cm" draw:start-shape="id3" draw:start-glue-point="3" draw:end-shape="id4" draw:end-glue-point="2" svg:d="M6588 8493h-2858v-1778" svg:viewBox="0 0 2859 1779">
          <text:p/>
        </draw:connector>
        <draw:frame draw:style-name="gr19" draw:text-style-name="P9" draw:layer="layout" svg:width="2.921cm" svg:height="1.039cm" svg:x="3.159cm" svg:y="8.597cm">
          <draw:text-box>
            <text:p><text:span text:style-name="T3">SPI</text:span></text:p>
            <text:p><text:span text:style-name="T3">Control signals</text:span></text:p>
          </draw:text-box>
        </draw:frame>
        <draw:custom-shape draw:style-name="gr20" draw:text-style-name="P1" xml:id="id5" draw:id="id5" draw:layer="layout" svg:width="1.905cm" svg:height="0.889cm" svg:x="6.969cm" svg:y="3.794cm">
          <text:p text:style-name="P1">XTAL</text:p>
          <draw:enhanced-geometry svg:viewBox="0 0 21600 21600" draw:type="rectangle" draw:enhanced-path="M 0 0 L 21600 0 21600 21600 0 21600 0 0 Z N"/>
        </draw:custom-shape>
        <draw:custom-shape draw:style-name="gr20" draw:text-style-name="P1" xml:id="id6" draw:id="id6" draw:layer="layout" svg:width="1.905cm" svg:height="0.889cm" svg:x="6.969cm" svg:y="5.699cm">
          <text:p text:style-name="P1">PLL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7.921cm" svg:y1="4.683cm" svg:x2="7.921cm" svg:y2="5.699cm" draw:start-shape="id5" draw:start-glue-point="2" draw:end-shape="id6" draw:end-glue-point="0" svg:d="M7921 4683v1016" svg:viewBox="0 0 1 1017">
          <text:p/>
        </draw:connector>
        <draw:frame draw:style-name="gr18" draw:text-style-name="P9" draw:layer="layout" svg:width="1.651cm" svg:height="0.645cm" svg:x="7.731cm" svg:y="4.673cm">
          <draw:text-box>
            <text:p><text:span text:style-name="T3">30MHz</text:span></text:p>
          </draw:text-box>
        </draw:frame>
        <draw:frame draw:style-name="gr18" draw:text-style-name="P9" draw:layer="layout" svg:width="1.651cm" svg:height="0.645cm" svg:x="8.747cm" svg:y="5.445cm">
          <draw:text-box>
            <text:p><text:span text:style-name="T3">90MHz</text:span></text:p>
          </draw:text-box>
        </draw:frame>
        <draw:connector draw:style-name="gr15" draw:text-style-name="P6" draw:layer="layout" svg:x1="8.874cm" svg:y1="6.143cm" svg:x2="9.636cm" svg:y2="6.133cm" draw:start-shape="id6" draw:start-glue-point="1" svg:d="M8874 6143h631v-10h131" svg:viewBox="0 0 763 11">
          <text:p/>
        </draw:connector>
        <draw:connector draw:style-name="gr21" draw:text-style-name="P6" draw:layer="layout" draw:line-skew="0.953cm" svg:x1="18.272cm" svg:y1="7.985cm" svg:x2="21.447cm" svg:y2="5.953cm" draw:start-shape="id7" draw:start-glue-point="1" draw:end-shape="id8" draw:end-glue-point="3" svg:d="M18272 7985h2540v-2032h635" svg:viewBox="0 0 3176 2033">
          <text:p/>
        </draw:connector>
        <draw:frame draw:style-name="gr19" draw:text-style-name="P9" draw:layer="layout" svg:width="1.524cm" svg:height="1.039cm" svg:x="19.415cm" svg:y="6.969cm">
          <draw:text-box>
            <text:p><text:span text:style-name="T3">Status</text:span></text:p>
            <text:p><text:span text:style-name="T3">Config</text:span></text:p>
          </draw:text-box>
        </draw:frame>
        <draw:connector draw:style-name="gr15" draw:text-style-name="P6" draw:layer="layout" svg:x1="23.288cm" svg:y1="6.969cm" svg:x2="18.271cm" svg:y2="9.763cm" draw:start-shape="id8" draw:start-glue-point="2" draw:end-shape="id9" draw:end-glue-point="4" svg:d="M23288 6969v2794h-5017" svg:viewBox="0 0 5018 2795">
          <text:p/>
        </draw:connector>
        <draw:frame draw:style-name="gr18" draw:text-style-name="P9" draw:layer="layout" svg:width="1.27cm" svg:height="0.645cm" svg:x="21.955cm" svg:y="9.001cm">
          <draw:text-box>
            <text:p><text:span text:style-name="T3">PPS</text:span></text:p>
          </draw:text-box>
        </draw:frame>
        <draw:connector draw:style-name="gr15" draw:text-style-name="P6" draw:layer="layout" svg:x1="23.86cm" svg:y1="10.78cm" svg:x2="18.271cm" svg:y2="10.779cm" draw:start-shape="id10" draw:start-glue-point="4" draw:end-shape="id9" draw:end-glue-point="5" svg:d="M23860 10780h-2795v-1h-2794" svg:viewBox="0 0 5590 2">
          <text:p/>
        </draw:connector>
        <draw:custom-shape draw:style-name="gr22" draw:text-style-name="P10" xml:id="id10" draw:id="id10" draw:layer="layout" svg:width="1.016cm" svg:height="0.889cm" draw:transform="rotate (1.5707963267949) translate (23.86cm 11.2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6" draw:layer="layout" svg:x1="28.293cm" svg:y1="10.78cm" svg:x2="24.748cm" svg:y2="10.78cm" draw:end-shape="id10" draw:end-glue-point="7" svg:d="M28293 10780h-3545" svg:viewBox="0 0 3546 1">
          <text:p/>
        </draw:connector>
        <draw:frame draw:style-name="gr24" draw:text-style-name="P7" draw:layer="layout" svg:width="1.792cm" svg:height="0.762cm" svg:x="26.767cm" svg:y="10.017cm">
          <draw:text-box>
            <text:p><text:span text:style-name="T2">Input</text:span></text:p>
          </draw:text-box>
        </draw:frame>
        <draw:connector draw:style-name="gr25" draw:text-style-name="P6" draw:layer="layout" svg:x1="28.31cm" svg:y1="5.952cm" svg:x2="25.13cm" svg:y2="5.953cm" draw:end-shape="id8" draw:end-glue-point="1" svg:d="M28310 5952h-1340v1h-1840" svg:viewBox="0 0 3181 2">
          <text:p/>
        </draw:connector>
        <draw:frame draw:style-name="gr24" draw:text-style-name="P7" draw:layer="layout" svg:width="2.3cm" svg:height="0.762cm" svg:x="26.4cm" svg:y="5.191cm">
          <draw:text-box>
            <text:p><text:span text:style-name="T2">Antenna</text:span></text:p>
          </draw:text-box>
        </draw:frame>
        <draw:frame draw:style-name="gr19" draw:text-style-name="P11" draw:layer="layout" svg:width="2.032cm" svg:height="1.039cm" svg:x="26.527cm" svg:y="6.08cm">
          <draw:text-box>
            <text:p><text:span text:style-name="T4"><text:s/></text:span><text:span text:style-name="T4">Powered @3.3V</text:span></text:p>
          </draw:text-box>
        </draw:frame>
        <draw:line draw:style-name="gr26" draw:text-style-name="P6" xml:id="id11" draw:id="id11" draw:layer="layout" svg:x1="12.43cm" svg:y1="7.096cm" svg:x2="12.43cm" svg:y2="15.478cm">
          <draw:glue-point draw:id="4" svg:x="0cm" svg:y="-3.939cm"/>
          <draw:glue-point draw:id="5" svg:x="0cm" svg:y="-3.333cm"/>
          <draw:glue-point draw:id="6" svg:x="0cm" svg:y="-3.333cm"/>
          <draw:glue-point draw:id="7" svg:x="0cm" svg:y="-1.212cm"/>
          <draw:glue-point draw:id="8" svg:x="0cm" svg:y="-0.151cm"/>
          <draw:glue-point draw:id="9" svg:x="0cm" svg:y="1.818cm"/>
          <draw:glue-point draw:id="10" svg:x="0cm" svg:y="3.787cm"/>
          <draw:glue-point draw:id="11" svg:x="0cm" svg:y="4.242cm"/>
          <draw:glue-point draw:id="12" svg:x="0cm" svg:y="2.121cm"/>
          <draw:glue-point draw:id="13" svg:x="0cm" svg:y="3.636cm"/>
          <draw:glue-point draw:id="14" svg:x="0cm" svg:y="4.242cm"/>
          <draw:glue-point draw:id="15" svg:x="0cm" svg:y="4.09cm"/>
          <draw:glue-point draw:id="16" svg:x="0cm" svg:y="4.09cm"/>
          <draw:glue-point draw:id="17" svg:x="0cm" svg:y="4.242cm"/>
          <draw:glue-point draw:id="18" svg:x="0cm" svg:y="4.242cm"/>
          <draw:glue-point draw:id="19" svg:x="0cm" svg:y="4.09cm"/>
          <draw:glue-point draw:id="20" svg:x="0cm" svg:y="4.242cm"/>
          <draw:glue-point draw:id="21" svg:x="0cm" svg:y="4.09cm"/>
          <draw:glue-point draw:id="22" svg:x="0cm" svg:y="4.242cm"/>
          <draw:glue-point draw:id="23" svg:x="0cm" svg:y="1.515cm"/>
          <draw:glue-point draw:id="24" svg:x="0cm" svg:y="1.666cm"/>
          <text:p/>
        </draw:line>
        <draw:frame draw:style-name="gr24" draw:text-style-name="P7" draw:layer="layout" svg:width="1.397cm" svg:height="0.762cm" svg:x="12.43cm" svg:y="7.096cm">
          <draw:text-box>
            <text:p><text:span text:style-name="T2">Bus</text:span></text:p>
          </draw:text-box>
        </draw:frame>
        <draw:connector draw:style-name="gr21" draw:text-style-name="P6" draw:layer="layout" svg:x1="12.43cm" svg:y1="8.494cm" svg:x2="9.128cm" svg:y2="8.493cm" draw:start-shape="id11" draw:start-glue-point="5" draw:end-shape="id3" draw:end-glue-point="1" svg:d="M12430 8494h-1659v-1h-1643" svg:viewBox="0 0 3303 2">
          <text:p/>
        </draw:connector>
        <draw:connector draw:style-name="gr21" draw:text-style-name="P6" draw:layer="layout" svg:x1="12.43cm" svg:y1="7.986cm" svg:x2="15.351cm" svg:y2="7.985cm" draw:start-shape="id11" draw:start-glue-point="4" draw:end-shape="id7" draw:end-glue-point="3" svg:d="M12430 7986h1469v-1h1452" svg:viewBox="0 0 2922 2">
          <text:p/>
        </draw:connector>
        <draw:connector draw:style-name="gr15" draw:text-style-name="P6" draw:layer="layout" draw:type="line" svg:x1="9.128cm" svg:y1="11.287cm" svg:x2="12.43cm" svg:y2="11.287cm" draw:start-shape="id12" draw:start-glue-point="1" draw:end-shape="id11" draw:end-glue-point="1" svg:d="M9128 11287h3302" svg:viewBox="0 0 3303 1">
          <text:p/>
        </draw:connector>
        <draw:connector draw:style-name="gr21" draw:text-style-name="P6" draw:layer="layout" svg:x1="12.43cm" svg:y1="12.81cm" svg:x2="9.128cm" svg:y2="12.811cm" draw:start-shape="id11" draw:start-glue-point="9" draw:end-shape="id13" draw:end-glue-point="1" svg:d="M12430 12810h-1660v1h-1642" svg:viewBox="0 0 3303 2">
          <text:p/>
        </draw:connector>
        <draw:connector draw:style-name="gr21" draw:text-style-name="P6" draw:layer="layout" svg:x1="9.128cm" svg:y1="14.335cm" svg:x2="12.43cm" svg:y2="14.334cm" draw:start-shape="id14" draw:start-glue-point="1" draw:end-shape="id11" draw:end-glue-point="13" svg:d="M9128 14335h1642v-1h1660" svg:viewBox="0 0 3303 2">
          <text:p/>
        </draw:connector>
        <draw:connector draw:style-name="gr15" draw:text-style-name="P6" draw:layer="layout" draw:line-skew="1.452cm" svg:x1="15.351cm" svg:y1="14.779cm" svg:x2="12.43cm" svg:y2="14.715cm" draw:start-shape="id15" draw:start-glue-point="3" draw:end-shape="id11" draw:end-glue-point="15" svg:d="M15351 14779v-64h-2921" svg:viewBox="0 0 2922 65">
          <text:p/>
        </draw:connector>
        <draw:connector draw:style-name="gr21" draw:text-style-name="P6" draw:layer="layout" svg:x1="15.351cm" svg:y1="12.684cm" svg:x2="12.43cm" svg:y2="12.683cm" draw:start-shape="id16" draw:start-glue-point="3" draw:end-shape="id11" draw:end-glue-point="24" svg:d="M15351 12684h-1452v-1h-1469" svg:viewBox="0 0 2922 2">
          <text:p/>
        </draw:connector>
        <draw:connector draw:style-name="gr15" draw:text-style-name="P6" draw:layer="layout" draw:type="line" svg:x1="15.351cm" svg:y1="10.271cm" svg:x2="12.43cm" svg:y2="10.272cm" draw:start-shape="id9" draw:start-glue-point="3" draw:end-shape="id11" draw:end-glue-point="7" svg:d="M15351 10271l-2921 1" svg:viewBox="0 0 2922 2">
          <text:p/>
        </draw:connector>
        <draw:connector draw:style-name="gr21" draw:text-style-name="P12" draw:layer="layout" svg:x1="22.337cm" svg:y1="4.937cm" svg:x2="21.955cm" svg:y2="3.794cm" draw:start-shape="id8" draw:start-glue-point="5" draw:end-shape="id17" draw:end-glue-point="2" svg:d="M22337 4937v-571h-382v-572" svg:viewBox="0 0 383 1144">
          <text:p/>
        </draw:connector>
        <draw:connector draw:style-name="gr15" draw:text-style-name="P12" draw:layer="layout" draw:line-skew="-0.064cm" svg:x1="24.495cm" svg:y1="3.794cm" svg:x2="24.113cm" svg:y2="4.937cm" draw:start-shape="id18" draw:start-glue-point="2" draw:end-shape="id8" draw:end-glue-point="4" svg:d="M24495 3794v508h-382v635" svg:viewBox="0 0 383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measure-vertical-align="above" draw:unit="m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4:09:37.738599686</meta:creation-date>
    <dc:date>2018-05-05T15:26:17.313982661</dc:date>
    <meta:editing-duration>PT1H9M42S</meta:editing-duration>
    <meta:editing-cycles>104</meta:editing-cycles>
    <meta:generator>LibreOffice/6.0.3.2$Linux_X86_64 LibreOffice_project/00m0$Build-2</meta:generator>
    <meta:document-statistic meta:object-count="55"/>
  </office:meta>
</office:document-meta>
</file>